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fo:font-weight="bold" officeooo:rsid="00172046" officeooo:paragraph-rsid="00172046" style:font-weight-asian="bold" style:font-weight-complex="bold"/>
    </style:style>
    <style:style style:name="P2" style:family="paragraph" style:parent-style-name="Standard">
      <style:text-properties fo:font-weight="bold" officeooo:rsid="00172046" officeooo:paragraph-rsid="00172046" style:font-weight-asian="bold" style:font-weight-complex="bold"/>
    </style:style>
    <style:style style:name="P3" style:family="paragraph" style:parent-style-name="Standard">
      <style:text-properties fo:font-weight="normal" officeooo:rsid="00155bbf" officeooo:paragraph-rsid="00155bbf" style:font-weight-asian="normal" style:font-weight-complex="normal"/>
    </style:style>
    <style:style style:name="P4" style:family="paragraph" style:parent-style-name="Standard">
      <style:text-properties fo:font-weight="normal" officeooo:rsid="00172046" officeooo:paragraph-rsid="00172046" style:font-weight-asian="normal" style:font-weight-complex="normal"/>
    </style:style>
    <style:style style:name="P5" style:family="paragraph" style:parent-style-name="Standard">
      <style:text-properties fo:font-weight="normal" officeooo:rsid="001acb19" officeooo:paragraph-rsid="001acb19" style:font-weight-asian="normal" style:font-weight-complex="normal"/>
    </style:style>
    <style:style style:name="P6" style:family="paragraph" style:parent-style-name="Standard">
      <style:text-properties fo:font-weight="normal" officeooo:rsid="001cb211" officeooo:paragraph-rsid="001cb211" style:font-weight-asian="normal" style:font-weight-complex="normal"/>
    </style:style>
    <style:style style:name="P7" style:family="paragraph" style:parent-style-name="Standard">
      <style:text-properties fo:font-weight="normal" officeooo:rsid="001d04d2" officeooo:paragraph-rsid="001d04d2" style:font-weight-asian="normal" style:font-weight-complex="normal"/>
    </style:style>
    <style:style style:name="P8" style:family="paragraph" style:parent-style-name="Standard">
      <style:text-properties fo:font-weight="normal" officeooo:rsid="001d0919" officeooo:paragraph-rsid="001d0919" style:font-weight-asian="normal" style:font-weight-complex="normal"/>
    </style:style>
    <style:style style:name="P9" style:family="paragraph" style:parent-style-name="Standard">
      <style:text-properties fo:font-weight="normal" officeooo:rsid="001d41aa" officeooo:paragraph-rsid="001d41aa" style:font-weight-asian="normal" style:font-weight-complex="normal"/>
    </style:style>
    <style:style style:name="P10" style:family="paragraph" style:parent-style-name="Standard" style:list-style-name="L3">
      <style:text-properties fo:font-weight="normal" officeooo:rsid="001d41aa" officeooo:paragraph-rsid="001d41aa" style:font-weight-asian="normal" style:font-weight-complex="normal"/>
    </style:style>
    <style:style style:name="P11" style:family="paragraph" style:parent-style-name="Standard">
      <style:text-properties fo:font-weight="normal" officeooo:rsid="0021e133" officeooo:paragraph-rsid="0021e133" style:font-weight-asian="normal" style:font-weight-complex="normal"/>
    </style:style>
    <style:style style:name="P12" style:family="paragraph" style:parent-style-name="Standard">
      <style:text-properties fo:font-weight="normal" officeooo:rsid="0022c3af" officeooo:paragraph-rsid="0022c3af" style:font-weight-asian="normal" style:font-weight-complex="normal"/>
    </style:style>
    <style:style style:name="P13" style:family="paragraph" style:parent-style-name="Standard">
      <style:text-properties fo:font-weight="normal" officeooo:rsid="00270247" officeooo:paragraph-rsid="00270247" style:font-weight-asian="normal" style:font-weight-complex="normal"/>
    </style:style>
    <style:style style:name="P14" style:family="paragraph" style:parent-style-name="Standard">
      <style:text-properties fo:font-weight="normal" officeooo:rsid="002863a7" officeooo:paragraph-rsid="002863a7" style:font-weight-asian="normal" style:font-weight-complex="normal"/>
    </style:style>
    <style:style style:name="P15" style:family="paragraph" style:parent-style-name="Standard">
      <style:text-properties fo:font-weight="normal" officeooo:rsid="0028966d" officeooo:paragraph-rsid="0028966d" style:font-weight-asian="normal" style:font-weight-complex="normal"/>
    </style:style>
    <style:style style:name="P16" style:family="paragraph" style:parent-style-name="Standard">
      <style:text-properties fo:font-size="20pt" fo:font-weight="bold" officeooo:rsid="00155bbf" officeooo:paragraph-rsid="00155bbf" style:font-size-asian="20pt" style:font-weight-asian="bold" style:font-size-complex="20pt" style:font-weight-complex="bold"/>
    </style:style>
    <style:style style:name="P17" style:family="paragraph" style:parent-style-name="Standard">
      <style:paragraph-properties fo:break-before="page"/>
      <style:text-properties fo:font-size="20pt" fo:font-weight="bold" officeooo:rsid="00155bbf" officeooo:paragraph-rsid="0021e133" style:font-size-asian="20pt" style:font-weight-asian="bold" style:font-size-complex="20pt" style:font-weight-complex="bold"/>
    </style:style>
    <style:style style:name="P18" style:family="paragraph" style:parent-style-name="Standard">
      <style:paragraph-properties fo:break-before="page"/>
      <style:text-properties fo:font-size="20pt" fo:font-weight="bold" officeooo:rsid="00155bbf" officeooo:paragraph-rsid="002cf2d8" style:font-size-asian="20pt" style:font-weight-asian="bold" style:font-size-complex="20pt" style:font-weight-complex="bold"/>
    </style:style>
    <style:style style:name="P19" style:family="paragraph" style:parent-style-name="Standard" style:list-style-name="L2">
      <style:text-properties officeooo:paragraph-rsid="0019a3e9"/>
    </style:style>
    <style:style style:name="P20" style:family="paragraph" style:parent-style-name="Standard" style:list-style-name="L3">
      <style:text-properties officeooo:paragraph-rsid="001d41aa"/>
    </style:style>
    <style:style style:name="P21" style:family="paragraph" style:parent-style-name="Standard">
      <style:text-properties officeooo:paragraph-rsid="0028b6ad"/>
    </style:style>
    <style:style style:name="P22" style:family="paragraph" style:parent-style-name="Standard">
      <style:text-properties officeooo:rsid="002cf2d8" officeooo:paragraph-rsid="002cf2d8"/>
    </style:style>
    <style:style style:name="P23" style:family="paragraph" style:parent-style-name="Standard">
      <style:text-properties officeooo:rsid="002ecd7a" officeooo:paragraph-rsid="002ecd7a"/>
    </style:style>
    <style:style style:name="P24" style:family="paragraph" style:parent-style-name="Standard">
      <style:text-properties officeooo:rsid="002f90a1" officeooo:paragraph-rsid="002f90a1"/>
    </style:style>
    <style:style style:name="P25" style:family="paragraph" style:parent-style-name="Standard">
      <style:text-properties officeooo:rsid="00315e76" officeooo:paragraph-rsid="00315e76"/>
    </style:style>
    <style:style style:name="P26" style:family="paragraph" style:parent-style-name="Standard">
      <style:text-properties officeooo:rsid="00329925" officeooo:paragraph-rsid="00329925"/>
    </style:style>
    <style:style style:name="P27" style:family="paragraph" style:parent-style-name="Standard">
      <style:text-properties officeooo:rsid="0033631d" officeooo:paragraph-rsid="0033631d"/>
    </style:style>
    <style:style style:name="P28" style:family="paragraph" style:parent-style-name="Standard" style:list-style-name="L4">
      <style:text-properties officeooo:rsid="0033631d" officeooo:paragraph-rsid="0033631d"/>
    </style:style>
    <style:style style:name="P29" style:family="paragraph" style:parent-style-name="Standard">
      <style:text-properties officeooo:rsid="0034d289" officeooo:paragraph-rsid="0034d289"/>
    </style:style>
    <style:style style:name="P30" style:family="paragraph" style:parent-style-name="Standard">
      <style:text-properties officeooo:rsid="00362de2" officeooo:paragraph-rsid="00362de2"/>
    </style:style>
    <style:style style:name="T1" style:family="text">
      <style:text-properties fo:font-weight="bold" style:font-weight-asian="bold" style:font-weight-complex="bold"/>
    </style:style>
    <style:style style:name="T2" style:family="text">
      <style:text-properties fo:font-weight="bold" officeooo:rsid="00172046" style:font-weight-asian="bold" style:font-weight-complex="bold"/>
    </style:style>
    <style:style style:name="T3" style:family="text">
      <style:text-properties fo:font-weight="bold" officeooo:rsid="001b8265" style:font-weight-asian="bold" style:font-weight-complex="bold"/>
    </style:style>
    <style:style style:name="T4" style:family="text">
      <style:text-properties fo:font-weight="bold" officeooo:rsid="001d04d2" style:font-weight-asian="bold" style:font-weight-complex="bold"/>
    </style:style>
    <style:style style:name="T5" style:family="text">
      <style:text-properties fo:font-weight="bold" officeooo:rsid="001d0919" style:font-weight-asian="bold" style:font-weight-complex="bold"/>
    </style:style>
    <style:style style:name="T6" style:family="text">
      <style:text-properties fo:font-weight="bold" officeooo:rsid="001d41aa" style:font-weight-asian="bold" style:font-weight-complex="bold"/>
    </style:style>
    <style:style style:name="T7" style:family="text">
      <style:text-properties fo:font-weight="bold" officeooo:rsid="0022c3af" style:font-weight-asian="bold" style:font-weight-complex="bold"/>
    </style:style>
    <style:style style:name="T8" style:family="text">
      <style:text-properties fo:font-weight="bold" officeooo:rsid="0024ac07" style:font-weight-asian="bold" style:font-weight-complex="bold"/>
    </style:style>
    <style:style style:name="T9" style:family="text">
      <style:text-properties fo:font-weight="bold" officeooo:rsid="0025db72" style:font-weight-asian="bold" style:font-weight-complex="bold"/>
    </style:style>
    <style:style style:name="T10" style:family="text">
      <style:text-properties fo:font-weight="bold" officeooo:rsid="0028b6ad" style:font-weight-asian="bold" style:font-weight-complex="bold"/>
    </style:style>
    <style:style style:name="T11" style:family="text">
      <style:text-properties fo:font-weight="bold" officeooo:rsid="0030be0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72046" style:font-weight-asian="normal" style:font-weight-complex="normal"/>
    </style:style>
    <style:style style:name="T14" style:family="text">
      <style:text-properties fo:font-weight="normal" officeooo:rsid="0017d897" style:font-weight-asian="normal" style:font-weight-complex="normal"/>
    </style:style>
    <style:style style:name="T15" style:family="text">
      <style:text-properties fo:font-weight="normal" officeooo:rsid="0019a3e9" style:font-weight-asian="normal" style:font-weight-complex="normal"/>
    </style:style>
    <style:style style:name="T16" style:family="text">
      <style:text-properties fo:font-weight="normal" officeooo:rsid="001acb19" style:font-weight-asian="normal" style:font-weight-complex="normal"/>
    </style:style>
    <style:style style:name="T17" style:family="text">
      <style:text-properties fo:font-weight="normal" officeooo:rsid="001d41aa" style:font-weight-asian="normal" style:font-weight-complex="normal"/>
    </style:style>
    <style:style style:name="T18" style:family="text">
      <style:text-properties fo:font-weight="normal" officeooo:rsid="001e3d67" style:font-weight-asian="normal" style:font-weight-complex="normal"/>
    </style:style>
    <style:style style:name="T19" style:family="text">
      <style:text-properties fo:font-weight="normal" officeooo:rsid="001eda68" style:font-weight-asian="normal" style:font-weight-complex="normal"/>
    </style:style>
    <style:style style:name="T20" style:family="text">
      <style:text-properties fo:font-weight="normal" officeooo:rsid="0028b6ad" style:font-weight-asian="normal" style:font-weight-complex="normal"/>
    </style:style>
    <style:style style:name="T21" style:family="text">
      <style:text-properties fo:font-weight="normal" officeooo:rsid="0029a0a5" style:font-weight-asian="normal" style:font-weight-complex="normal"/>
    </style:style>
    <style:style style:name="T22" style:family="text">
      <style:text-properties fo:font-weight="normal" officeooo:rsid="0030be04" style:font-weight-asian="normal" style:font-weight-complex="normal"/>
    </style:style>
    <style:style style:name="T23" style:family="text">
      <style:text-properties fo:font-weight="normal" officeooo:rsid="00329925" style:font-weight-asian="normal" style:font-weight-complex="normal"/>
    </style:style>
    <style:style style:name="T24" style:family="text">
      <style:text-properties fo:font-weight="normal" officeooo:rsid="0034d289" style:font-weight-asian="normal" style:font-weight-complex="normal"/>
    </style:style>
    <style:style style:name="T25" style:family="text">
      <style:text-properties officeooo:rsid="001b8265"/>
    </style:style>
    <style:style style:name="T26" style:family="text">
      <style:text-properties officeooo:rsid="001d04d2"/>
    </style:style>
    <style:style style:name="T27" style:family="text">
      <style:text-properties officeooo:rsid="001d0919"/>
    </style:style>
    <style:style style:name="T28" style:family="text">
      <style:text-properties officeooo:rsid="001d41aa"/>
    </style:style>
    <style:style style:name="T29" style:family="text">
      <style:text-properties officeooo:rsid="001eda68"/>
    </style:style>
    <style:style style:name="T30" style:family="text">
      <style:text-properties officeooo:rsid="0022c3af"/>
    </style:style>
    <style:style style:name="T31" style:family="text">
      <style:text-properties officeooo:rsid="0024ac07"/>
    </style:style>
    <style:style style:name="T32" style:family="text">
      <style:text-properties officeooo:rsid="0025db72"/>
    </style:style>
    <style:style style:name="T33" style:family="text">
      <style:text-properties officeooo:rsid="00270247"/>
    </style:style>
    <style:style style:name="T34" style:family="text">
      <style:text-properties officeooo:rsid="002863a7"/>
    </style:style>
    <style:style style:name="T35" style:family="text">
      <style:text-properties officeooo:rsid="0028966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troducción</text:p>
      <text:p text:style-name="P3"/>
      <text:p text:style-name="P3">Un <text:span text:style-name="T1">robot</text:span> es un sistema informático con sensores, actuadores y computador(es), hay que programarlo para que consiga sus objetivos y sea sensible a la situación del entorno. En su software reside su inteligencia.</text:p>
      <text:p text:style-name="P3"/>
      <text:p text:style-name="P4">Tipos de robots:</text:p>
      <text:list xml:id="list391357840" text:style-name="L1">
        <text:list-item>
          <text:p text:style-name="P1">Robots industriales. <text:span text:style-name="T12">Son brazos robotizados y manipuladores, con más de 3 grados de libertad, </text:span><text:span text:style-name="T14">que </text:span><text:span text:style-name="T12">operan en un entorno controlado (exceptuando los cobots), principalmente en factorías. </text:span><text:span text:style-name="T14">Los efectores como pinzas, ventosas, soldadores… se utilizan para diversas aplicaciones como pick &amp; place, soldadura, pintado… Se requiere de mucho control en posición, planificación de trayectorias, cinemática inversa y directa…</text:span></text:p>
        </text:list-item>
      </text:list>
      <text:list xml:id="list2041431863" text:style-name="L2">
        <text:list-item>
          <text:p text:style-name="P19"><text:span text:style-name="T2">Robots de servicio.</text:span><text:span text:style-name="T13"> </text:span><text:span text:style-name="T15">Operan en entornos menos controlados y variados, por lo que </text:span><text:span text:style-name="T16">n</text:span><text:span text:style-name="T15">ecesita</text:span><text:span text:style-name="T16">n</text:span><text:span text:style-name="T15"> mayor reactividad, además de </text:span><text:span text:style-name="T16">suponer </text:span><text:span text:style-name="T15">un mayor desafío para </text:span><text:span text:style-name="T16">la percepción y la robustez (ej. conducción autónoma en lluvia, soleado, niebla...)</text:span><text:span text:style-name="T15">. Tienen un hardware y morfologías muy variados, destacando su inteligencia que cumple objetivos con una reactividad razonable. Su autonomía varía incluso siendo teleoperados, a cuanta más autonomía, más potencial. Es un mercado inmaduro aún en crecimiento. Enfrentan</text:span></text:p>
        </text:list-item>
      </text:list>
      <text:p text:style-name="P2"/>
      <text:p text:style-name="P5">En cuanto al <text:span text:style-name="T1">hardware del robot</text:span>, utilizan computadoras, sensores y actuadores especializados para tareas específicas, que pueden incluir arquitecturas como Von Neumann, GPU y FPGAs.</text:p>
      <text:p text:style-name="P5">En <text:span text:style-name="T1">software</text:span>, las aplicaciones robóticas involucran <text:span text:style-name="T1">percepción y toma de decisiones</text:span> adaptadas a contextos <text:span text:style-name="T1">específicos</text:span>, con distintos niveles de abstracción y frecuencias. <text:span text:style-name="T25">Los </text:span><text:span text:style-name="T3">requisitos</text:span><text:span text:style-name="T25"> del software incluyen </text:span><text:span text:style-name="T3">robustez</text:span><text:span text:style-name="T25"> , mejorada con </text:span><text:span text:style-name="T3">deep learning</text:span><text:span text:style-name="T25">, y </text:span><text:span text:style-name="T3">agilidad</text:span><text:span text:style-name="T25">. </text:span><text:span text:style-name="T3">BBS</text:span><text:span text:style-name="T25"> refleja la integración de mente, cuerpo y escenario en el diseño y funcionamiento de los robots. </text:span></text:p>
      <text:p text:style-name="P2"/>
      <text:p text:style-name="P6">Los <text:span text:style-name="T1">ingredientes</text:span> para los robots incluyen capacidades como <text:span text:style-name="T1">reactividad</text:span> en el control, razonamiento simbólico para planificación, <text:span text:style-name="T1">percepción</text:span> con fusión sensorial y detección de objetos, visión artificial en 2D/3D, y habilidades de <text:span text:style-name="T1">navegación autónoma</text:span> con mapas, localización y navegación local/global. <text:span text:style-name="T26">También se considera la </text:span><text:span text:style-name="T4">interacción humano-robot</text:span><text:span text:style-name="T26"> a través de pantallas, canales visuales, auditivos o NPL (procesamiento del lenguaje natural). La </text:span><text:span text:style-name="T4">seguridad</text:span><text:span text:style-name="T26"> en productos finales es crucial.</text:span></text:p>
      <text:p text:style-name="P6"/>
      <text:p text:style-name="P7">En el desarrollo software se pueden distinguir dos enfoques: el <text:span text:style-name="T1">Robinson Crusoe</text:span>, se ref<text:span text:style-name="T27">iere cuando el desarrollador se aventura y decide crear él todo de cero sin tener en cuenta si ya está hecho o no; y el </text:span><text:span text:style-name="T5">integrador</text:span><text:span text:style-name="T27">, cuando el desarrollador decide utilizar software ya existente para reutilizarlo y partir desde una base.</text:span></text:p>
      <text:p text:style-name="P8">Para poder <text:span text:style-name="T1">integrar</text:span> código, es necesario conocer el <text:span text:style-name="T1">software existente</text:span> para reutilizarlo, y conocer los <text:span text:style-name="T1">algoritmos</text:span> que hay dentro para adaptarlos si es necesario. La habilidad de crear desde cero y diseñar algoritmos y programarlos también es importante. La <text:span text:style-name="T1">reutilización</text:span> permite un desarrollo en menos tiempo y mayor calidad de software porque las piezas utilizadas ya han sido probados por mucha más gente.</text:p>
      <text:p text:style-name="P8"/>
      <text:p text:style-name="P8">La <text:span text:style-name="T1">programación explícita</text:span> se refiere al enfoque de programación donde el desarrollador necesita programar por él mismo para realizar una tarea concreta.</text:p>
      <text:p text:style-name="P8"><text:span text:style-name="T28">En la </text:span><text:span text:style-name="T6">programación indirecta</text:span><text:span text:style-name="T28">, se utiliza </text:span><text:span text:style-name="T6">aprendizaje automático</text:span>, <text:span text:style-name="T28">donde el software se forma a través de datos utilizando </text:span><text:span text:style-name="T6">deep learning o aprendizaje por refuerzo</text:span><text:span text:style-name="T28">, construyéndose el software a partir de ensayos y experiencias acumuladas.</text:span></text:p>
      <text:p text:style-name="P8"/>
      <text:p text:style-name="P9">Hay distintas <text:span text:style-name="T1">arquitecturas software:</text:span></text:p>
      <text:list xml:id="list1532472853" text:style-name="L3">
        <text:list-item>
          <text:p text:style-name="P10"><text:span text:style-name="T1">Secuencial Iterativa</text:span>: ejecución paso a paso y repetitiva de instrucciones.</text:p>
        </text:list-item>
        <text:list-item>
          <text:p text:style-name="P10"><text:soft-page-break/><text:span text:style-name="T1">Autómatas y árboles de comportamiento</text:span>: se utilizan estados y transiciones o estructuras jerárquicas para modelar comportamientos complejos.</text:p>
        </text:list-item>
        <text:list-item>
          <text:p text:style-name="P20"><text:span text:style-name="T1">Orquesta de nodos</text:span><text:span text:style-name="T17">: </text:span><text:span text:style-name="T18">se utilizan</text:span><text:span text:style-name="T17"> una coordinación entre nodos independientes que trabajan en conjunto para lograr una tarea especifica </text:span><text:span text:style-name="T19">(ROS)</text:span><text:span text:style-name="T17">.</text:span></text:p>
        </text:list-item>
        <text:list-item>
          <text:p text:style-name="P10"><text:span text:style-name="T1">Híbridas de tres niveles</text:span>: Combinan enfoques a nivel reactivo, <text:span text:style-name="T29">intermedio y</text:span> deliberativo para abordar problemas de manera más integral.</text:p>
        </text:list-item>
        <text:list-item>
          <text:p text:style-name="P10"><text:span text:style-name="T1">Deep learning</text:span>: utiliza modelos de aprendizaje profundo para extraer patrones y características automáticamente a partir de datos.</text:p>
        </text:list-item>
        <text:list-item>
          <text:p text:style-name="P10"><text:span text:style-name="T1">Reinforcement Learning:</text:span> la máquina aprende mediante ensayos y errores, recibiendo recompensas o penalizaciones para ajustar su comportamiento.</text:p>
        </text:list-item>
        <text:list-item>
          <text:p text:style-name="P10"><text:span text:style-name="T1">Reconfigurable Computing:</text:span> emplea circuitos reconfigurables para adaptarse dinámicamente a las demandas de procesamiento, ofreciendo flexibilidad y eficiencia <text:span text:style-name="T29">(FPGA)</text:span>.</text:p>
        </text:list-item>
      </text:list>
      <text:p text:style-name="P9"/>
      <text:p text:style-name="P17">Robots de limpieza</text:p>
      <text:p text:style-name="P11"/>
      <text:p text:style-name="P11">El mercado de las aspiradoras es un mercado mundial asentado, siendo <text:span text:style-name="T1">iRobot</text:span> y <text:span text:style-name="T1">Roomba</text:span> las empresas pioneras del sector.</text:p>
      <text:p text:style-name="P11">Algunos test de rendimiento incluyen la eficiencia de limpieza, la duración de la batería, la navegación y esquive de obstáculos…</text:p>
      <text:p text:style-name="P11"/>
      <text:p text:style-name="P11">Los <text:span text:style-name="T1">modelos económicos</text:span> de los robots aspiradora cuentan con <text:span text:style-name="T1">sensores de contacto </text:span><text:span text:style-name="T7">(para detectar obstáculos)</text:span>, <text:span text:style-name="T1">odometría</text:span><text:span text:style-name="T7">(para medir y calcular el movimiento basándose en la rotación de las ruedas)</text:span>, un <text:span text:style-name="T1">actuador específico: aspiración</text:span>, una <text:span text:style-name="T1">navegación pseud</text:span><text:span text:style-name="T7">oaleatoria</text:span><text:span text:style-name="T30">, </text:span><text:span text:style-name="T7">paredes virtuales con emisores físicos</text:span><text:span text:style-name="T30">, por ejemplo, con un haz infrarrojo en algún lugar donde no se quiera que pase la aspiradora para que al pasar la aspiradora retroceda; y </text:span><text:span text:style-name="T7">detecta escaleras </text:span><text:span text:style-name="T30">mediante sensores que detectan cambios de altura y así evitar caídas.</text:span></text:p>
      <text:p text:style-name="P11"/>
      <text:p text:style-name="P12">Los robots aspiradores de <text:span text:style-name="T1">gama alta</text:span> como el Roomba 980 <text:span text:style-name="T1">construye</text:span><text:span text:style-name="T8">n</text:span><text:span text:style-name="T1"> mapas</text:span>, en este caso, dos mapas uno para localizarse con los <text:span text:style-name="T1">puntos de interés</text:span> y otro para <text:span text:style-name="T1">navegar</text:span> en el entorno; <text:span text:style-name="T8">auto localización visual</text:span><text:span text:style-name="T31">, </text:span><text:span text:style-name="T8">barridos sistemáticos</text:span><text:span text:style-name="T31"> para asegurar un barrido completo y efectivo, regresan a la estación de carga de forma automática y se alinean de manera precisa con la estación de recarga a través de un </text:span><text:span text:style-name="T8">láser,</text:span><text:span text:style-name="T31"> poseen un </text:span><text:span text:style-name="T8">sensor de suciedad</text:span><text:span text:style-name="T31"> para detectar las zonas más sucias y tiene </text:span><text:span text:style-name="T8">HRI</text:span><text:span text:style-name="T31">, que permite </text:span><text:span text:style-name="T8">interacción</text:span><text:span text:style-name="T31"> con el robot a través de una aplicación móvil </text:span><text:span text:style-name="T32">o con asistentes de voz</text:span><text:span text:style-name="T31">. También se pueden establecer zonas prohibidas por posición en el mapa, </text:span><text:span text:style-name="T32">llevan incorporados un LiDAR, se </text:span><text:span text:style-name="T9">autovacía</text:span><text:span text:style-name="T32"> automáticamente y hacen uso de la técnica </text:span><text:span text:style-name="T9">SLAM </text:span><text:span text:style-name="T32">(simultaneous localization and mapping, va construyendo un mapa a la vez que se autolocaliza en él para desplazarase). </text:span><text:span text:style-name="T33">Otros ejemplos de este tipo de robots son Dyson 360 Heurist o el Ecovacs Deebot.</text:span></text:p>
      <text:p text:style-name="P12"/>
      <text:p text:style-name="P13">Los robots de <text:span text:style-name="T1">última generación</text:span> cuentan con navegación visual mediante una cámara frontal, detección de objetos, <text:span text:style-name="T34">y cuentan con la función de fregar el suelo.</text:span></text:p>
      <text:p text:style-name="P12"/>
      <text:p text:style-name="P14">Los <text:span text:style-name="T1">robots limpia ventanas</text:span> tienen un cable de alimentación más una batería, utilizan una tracción con orugas o con alternantes, se sujetan usando aspiración, tienen sensores de contacto <text:span text:style-name="T35">para detectar la suciedad o si se están despegando de la ventana para aspirar con más fuerza, una cuerda de seguridad para evitar que el robot se caiga al suelo, y emplean barridos sistemáticos.</text:span></text:p>
      <text:p text:style-name="P14"/>
      <text:p text:style-name="P15">Los <text:span text:style-name="T1">algoritmos de cobertura </text:span>tienen el objetivo de recorrer completamente una zona y se compone de pasos clave que incluyen barridos sistemáticos, descomposición en celdas, planificación detallada de rutas y ejecución del plan. Son aplicables en diversos campos como en agricultura, topografía con drones… </text:p>
      <text:p text:style-name="P21"><text:span text:style-name="T20"/></text:p>
      <text:p text:style-name="P21"><text:span text:style-name="T20">El algoritmo de cobertura </text:span><text:span text:style-name="T10">BSA </text:span><text:span text:style-name="T20">utiliza un mapa del entorno. En el mapa del entorno se </text:span><text:span text:style-name="T10">dilatan</text:span><text:span text:style-name="T20"> los obstáculos y se divide en celdillas, en las que cada celdilla se pueden representar obstáculos reales, obstáculos virtuales (zonas ya visitadas) y espacios libres. Cada celdilla puede tener cuatro vecinos, pudiendo avanzar hacia el dirección prioritaria hasta que no haya obstáculo, Norte, Este, Sur y Oeste. Conforme el robot se mueve va marcando zonas ya visitadas y actualizando puntos de retorno (vecinos libres), acudiendo al punto de retorno más cercano si s</text:span><text:span text:style-name="T21">e</text:span><text:span text:style-name="T20"> alcanza un punto crítico (rodeado de obstáculos reales o virtuales). </text:span><text:span text:style-name="T21">De esta manera el algoritmo asegura un recorrido sistemático del entorno, adaptándose a obstáculos y marcando las áreas ya visitadas.</text:span></text:p>
      <text:p text:style-name="P18">Robots de entretenimiento</text:p>
      <text:p text:style-name="P22"><text:span text:style-name="T12"/></text:p>
      <text:p text:style-name="P23"><text:span text:style-name="T12">Los </text:span><text:span text:style-name="T1">robots educativos</text:span><text:span text:style-name="T12"> diseñados para la enseñanza preuniversitaria ofrecen una divertida introducción divertida a la tecnología, disciplinas STEM (Ciencia, Tecnología, Ingeniería. Matemáticas), permiten docencia por proyectos. Gamificación (incorporan elementos de juego para una experiencia más interactiva y divertida), aprender de los errores a través de ensayo-error, facilitan el trabajo en equipo y permite desarrollar habilidades computacionales.</text:span></text:p>
      <text:p text:style-name="P23"><text:span text:style-name="T12"/></text:p>
      <text:p text:style-name="P24"><text:span text:style-name="T1">LEGO Education</text:span><text:span text:style-name="T12"> ofrece varios kits como MindStorms EV3 o Spike, kits robustos y estables que cuentan con un microcontrolador, piezas mecánicas y varios sensores como infrarrojos (IR), ultrasonido (US)… Además cuentan con motores versátiles para las ruedas u otros actuadores, junto con control en posición y velocidad. Para su programación emplea bloques visuales (ej. bloques de sensores y de actuadores) y se descarga en el robot </text:span><text:span text:style-name="T22">en físico.</text:span></text:p>
      <text:p text:style-name="P24"><text:span text:style-name="T22"/></text:p>
      <text:p text:style-name="P25"><text:span text:style-name="T11">M</text:span><text:span text:style-name="T1">akeblock</text:span><text:span text:style-name="T12"> tiene kits de construcción como mBot y mBot2,, </text:span><text:span text:style-name="T23">son robustos, utilizan el lenguaje Arduino y la plataforma de programación mBlock, tienen equipados motores y sensores como el ultrasonidos o infrarrojos.</text:span></text:p>
      <text:p text:style-name="P25"><text:span text:style-name="T23"/></text:p>
      <text:p text:style-name="P26"><text:span text:style-name="T12">El </text:span><text:span text:style-name="T1">Robot GoPiGo3</text:span><text:span text:style-name="T12"> es comercializado por Dexter Industries, es un proyecto abierto y construible lo que permite realizar distintas modificaciones, utiliza una Raspberry Pi como cerebro, y tiene incorporados motores con encoders, sensores ultrasonidos e infrarrojos y una posible cámara PiCam.</text:span></text:p>
      <text:p text:style-name="P26"><text:span text:style-name="T12"/></text:p>
      <text:p text:style-name="P26"><text:span text:style-name="T12">El </text:span><text:span text:style-name="T1">Drone Tello</text:span><text:span text:style-name="T12"> está desarrollado por DJI e Intel. Diseñado para ser robusto y estable durante el vuelo, equipado con una cámara y ofrece control en posición y velocidad.</text:span></text:p>
      <text:p text:style-name="P26"><text:span text:style-name="T12"/></text:p>
      <text:p text:style-name="P26"><text:span text:style-name="T12">El </text:span><text:span text:style-name="T1">microcontrolador Arduino</text:span><text:span text:style-name="T12"> se basa en la plataforma Arduino, que proporciona un entorno de desarrollo de código abierto para la creación de prototipos electrónicos. Facilita la implementación de proyectos electrónicos.</text:span></text:p>
      <text:p text:style-name="P26"><text:span text:style-name="T12"/></text:p>
      <text:p text:style-name="P27"><text:span text:style-name="T12">Las </text:span><text:span text:style-name="T1">plataformas educativas infantiles</text:span><text:span text:style-name="T12"> permiten programar los robots y cada fabricante ofrece el suyo. Estas plataformas tienen que ser fáciles y estimulantes para los niños. Ofrecen opciones tanto de lenguajes gráficos (bloques visuales) como de lenguajes de texto. Algunas plataformas son:</text:span></text:p>
      <text:list xml:id="list2702387352" text:style-name="L4">
        <text:list-item>
          <text:p text:style-name="P28"><text:span text:style-name="T1">Scratch</text:span><text:span text:style-name="T12">. Entorno de programación visual creado por MIT. Utiliza un sistema de bloques de código gráficos que se ensamblan de manera intuitiva, facilitando la comprensión de conceptos de programación sin necesidad de escribir código de texto. </text:span></text:p>
        </text:list-item>
        <text:list-item>
          <text:p text:style-name="P28"><text:span text:style-name="T1">OpenRoberta Lab</text:span><text:span text:style-name="T12">. Entorno de programación en línea diseñado por Fraunhofer IAIS. Utiliza un enfoque visual basado en bloques de programación que facilita la creación de programas para robots </text:span><text:span text:style-name="T24">y emplea el lenguaje NEPO</text:span><text:span text:style-name="T12">. Posee un simulador 2D además de soportar varios robots.</text:span></text:p>
        </text:list-item>
        <text:list-item>
          <text:p text:style-name="P28"><text:span text:style-name="T12"/></text:p>
        </text:list-item>
      </text:list>
      <text:p text:style-name="P27"><text:span text:style-name="T12"/></text:p>
      <text:p text:style-name="P29"><text:span text:style-name="T12">En </text:span><text:span text:style-name="T1">enseñanzas de ingeniería</text:span><text:span text:style-name="T12"> se utilizan los Turtlebot2 y Turtlebot3 de Yujin. Su versión 2 tiene una base Kobuki con motores y odometría, una cámara RGBD y ROS de serie. La versión 3 incluye además de lo anterior un LIDAR y un waffle Pi.</text:span></text:p>
      <text:p text:style-name="P29"><text:span text:style-name="T12"/></text:p>
      <text:p text:style-name="P30"><text:span text:style-name="T12">El </text:span><text:span text:style-name="T1">robot Nao de SoftBank Robotics</text:span><text:span text:style-name="T12"> es un humanoide con 2 cámaras , sensores de audio, articulaciones para proprocionarle movimientos humanoides, odometría para medir el desplazamiento y la orientación, movimientos fijos reutilizables (movimiendo predefinidos) y distintos modos de caminar. NaoQi es el software que controla el comportamiento y la funcionalidad del robot Nao. Con Choregraphe se pueden diseñar secuencias de movimientos, interacciones y respuestas del robot de manera intuitiva. SoftBank proporciona modelos virtuales </text:span><text:soft-page-break/><text:span text:style-name="T12">para utilizar en Webots. Es utilizado en la categoría de fútbol de robots de la competición RoboCup. SPL.</text:span></text:p>
      <text:p text:style-name="P30"><text:span text:style-name="T12"/></text:p>
      <text:p text:style-name="P30"><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6:38:43.237715763</meta:creation-date>
    <dc:date>2024-01-11T22:43:35.847881495</dc:date>
    <meta:editing-duration>PT34M44S</meta:editing-duration>
    <meta:editing-cycles>6</meta:editing-cycles>
    <meta:generator>LibreOffice/7.3.7.2$Linux_X86_64 LibreOffice_project/30$Build-2</meta:generator>
    <meta:document-statistic meta:table-count="0" meta:image-count="0" meta:object-count="0" meta:page-count="5" meta:paragraph-count="42" meta:word-count="1656" meta:character-count="11103" meta:non-whitespace-character-count="9497"/>
  </office:meta>
</office:document-meta>
</file>